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4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cm" fo:min-width="1.7cm"/>
    </style:style>
    <style:style style:name="gr5" style:family="graphic" style:parent-style-name="standard">
      <style:graphic-properties draw:textarea-horizontal-align="justify" draw:textarea-vertical-align="middle" draw:auto-grow-height="false" fo:min-height="0.884cm" fo:min-width="3.65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6cm" svg:height="2.1cm" svg:x="6.1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6.6cm" svg:height="2.1cm" svg:x="1.2cm" svg:y="16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2cm" svg:height="1.8cm" svg:x="6.7cm" svg:y="4.2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4cm" svg:y1="3.2cm" svg:x2="9.3cm" svg:y2="4.2cm" draw:start-shape="id1" draw:start-glue-point="8" draw:end-shape="id2" svg:d="M9400 3200l-100 1000" svg:viewBox="0 0 101 1001">
          <text:p/>
        </draw:connector>
        <draw:custom-shape draw:style-name="gr4" draw:text-style-name="P1" xml:id="id3" draw:id="id3" draw:layer="layout" svg:width="4.4cm" svg:height="3.9cm" svg:x="7.1cm" svg:y="7.2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9.3cm" svg:y1="6cm" svg:x2="9.3cm" svg:y2="7.2cm" draw:start-shape="id2" draw:start-glue-point="2" draw:end-shape="id3" draw:end-glue-point="4" svg:d="M9300 6000v1200" svg:viewBox="0 0 1 1201">
          <text:p/>
        </draw:connector>
        <draw:custom-shape draw:style-name="gr5" draw:text-style-name="P1" xml:id="id4" draw:id="id4" draw:layer="layout" svg:width="6.6cm" svg:height="1.8cm" svg:x="9.8cm" svg:y="12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1.5cm" svg:y1="9.15cm" svg:x2="13.925cm" svg:y2="12cm" draw:start-shape="id3" draw:start-glue-point="7" draw:end-shape="id4" draw:end-glue-point="4" svg:d="M11500 9150h2425v2850" svg:viewBox="0 0 2426 2851">
          <text:p text:style-name="P1">TAK</text:p>
        </draw:connector>
        <draw:custom-shape draw:style-name="gr2" draw:text-style-name="P1" xml:id="id5" draw:id="id5" draw:layer="layout" svg:width="5.2cm" svg:height="1.8cm" svg:x="10.6cm" svg:y="14.9cm">
          <text:p text:style-name="P1">suma = suma + a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3.1cm" svg:y1="13.8cm" svg:x2="13.2cm" svg:y2="14.9cm" draw:start-shape="id4" draw:start-glue-point="8" draw:end-shape="id5" svg:d="M13100 13800l100 1100" svg:viewBox="0 0 101 1101">
          <text:p/>
        </draw:connector>
        <draw:connector draw:style-name="gr3" draw:text-style-name="P2" draw:layer="layout" draw:line-skew="2.299cm" svg:x1="15.8cm" svg:y1="15.8cm" svg:x2="9.3cm" svg:y2="7.2cm" draw:start-shape="id5" draw:start-glue-point="1" draw:end-shape="id3" draw:end-glue-point="4" svg:d="M15800 15800h2800v-9101h-9300v501" svg:viewBox="0 0 9301 9102">
          <text:p/>
        </draw:connector>
        <draw:custom-shape draw:style-name="gr5" draw:text-style-name="P1" xml:id="id6" draw:id="id6" draw:layer="layout" svg:width="6.6cm" svg:height="1.8cm" svg:x="0.8cm" svg:y="12.2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7.1cm" svg:y1="9.15cm" svg:x2="4.1cm" svg:y2="12.2cm" draw:start-shape="id3" draw:start-glue-point="5" draw:end-shape="id6" svg:d="M7100 9150h-3000v3050" svg:viewBox="0 0 3001 3051">
          <text:p text:style-name="P1">NIE</text:p>
        </draw:connector>
        <draw:connector draw:style-name="gr3" draw:text-style-name="P2" draw:layer="layout" draw:type="line" svg:x1="4.1cm" svg:y1="14cm" svg:x2="4.5cm" svg:y2="16.4cm" draw:start-shape="id6" draw:start-glue-point="8" draw:end-shape="id7" svg:d="M4100 14000l400 2400" svg:viewBox="0 0 40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2:00:29.314242208</meta:creation-date>
    <dc:date>2019-11-15T12:09:54.226530583</dc:date>
    <meta:editing-duration>PT9M25S</meta:editing-duration>
    <meta:editing-cycles>1</meta:editing-cycles>
    <meta:generator>LibreOffice/6.0.7.3$Linux_X86_64 LibreOffice_project/00m0$Build-3</meta:generator>
    <meta:document-statistic meta:object-count="14"/>
  </office:meta>
</office:document-meta>
</file>